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number-columns-repeated="2" table:default-cell-style-name="Default"/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3.49" calcext:value-type="float">
            <text:p>53,4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6.19" calcext:value-type="float">
            <text:p>56,1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7.69" calcext:value-type="float">
            <text:p>57,6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9.4" calcext:value-type="float">
            <text:p>59,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.25" calcext:value-type="float">
            <text:p>61,2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4.28" calcext:value-type="float">
            <text:p>64,2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7.26" calcext:value-type="float">
            <text:p>67,2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8.32" calcext:value-type="float">
            <text:p>68,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1.41" calcext:value-type="float">
            <text:p>71,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3.72" calcext:value-type="float">
            <text:p>73,7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4.45" calcext:value-type="float">
            <text:p>74,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6.59" calcext:value-type="float">
            <text:p>76,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80.08" calcext:value-type="float">
            <text:p>80,0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81.59" calcext:value-type="float">
            <text:p>81,5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1.53" calcext:value-type="float">
            <text:p>81,5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87.18" calcext:value-type="float">
            <text:p>87,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88.83" calcext:value-type="float">
            <text:p>88,8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9.94" calcext:value-type="float">
            <text:p>89,9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1.46" calcext:value-type="float">
            <text:p>91,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3.35" calcext:value-type="float">
            <text:p>93,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4.77" calcext:value-type="float">
            <text:p>94,7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6.41" calcext:value-type="float">
            <text:p>96,4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5.11" calcext:value-type="float">
            <text:p>95,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8.33" calcext:value-type="float">
            <text:p>98,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.6" calcext:value-type="float">
            <text:p>100,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2.97" calcext:value-type="float">
            <text:p>102,9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4.17" calcext:value-type="float">
            <text:p>104,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5.4" calcext:value-type="float">
            <text:p>105,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7.04" calcext:value-type="float">
            <text:p>107,0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7.41" calcext:value-type="float">
            <text:p>107,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8.89" calcext:value-type="float">
            <text:p>108,8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0.86" calcext:value-type="float">
            <text:p>110,8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11.78" calcext:value-type="float">
            <text:p>111,7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2.71" calcext:value-type="float">
            <text:p>112,7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14.16" calcext:value-type="float">
            <text:p>114,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14.76" calcext:value-type="float">
            <text:p>114,7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4.84" calcext:value-type="float">
            <text:p>114,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5.71" calcext:value-type="float">
            <text:p>115,7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18.06" calcext:value-type="float">
            <text:p>118,0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18.96" calcext:value-type="float">
            <text:p>118,9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0.08" calcext:value-type="float">
            <text:p>120,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1.33" calcext:value-type="float">
            <text:p>121,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22.61" calcext:value-type="float">
            <text:p>122,6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3.03" calcext:value-type="float">
            <text:p>123,0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4.63" calcext:value-type="float">
            <text:p>124,6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5.38" calcext:value-type="float">
            <text:p>125,3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6.29" calcext:value-type="float">
            <text:p>126,2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26.87" calcext:value-type="float">
            <text:p>126,8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27.84" calcext:value-type="float">
            <text:p>127,8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29.03" calcext:value-type="float">
            <text:p>129,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9.7" calcext:value-type="float">
            <text:p>129,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0.68" calcext:value-type="float">
            <text:p>130,6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30.79" calcext:value-type="float">
            <text:p>130,7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2.14" calcext:value-type="float">
            <text:p>132,1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2.87" calcext:value-type="float">
            <text:p>132,8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3.16" calcext:value-type="float">
            <text:p>133,1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3.76" calcext:value-type="float">
            <text:p>133,7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2.77" calcext:value-type="float">
            <text:p>132,7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4.05" calcext:value-type="float">
            <text:p>134,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5.65" calcext:value-type="float">
            <text:p>135,6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6.13" calcext:value-type="float">
            <text:p>136,1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6.76" calcext:value-type="float">
            <text:p>136,7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7.1" calcext:value-type="float">
            <text:p>137,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7.55" calcext:value-type="float">
            <text:p>137,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8.35" calcext:value-type="float">
            <text:p>138,3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8.81" calcext:value-type="float">
            <text:p>138,8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0.17" calcext:value-type="float">
            <text:p>140,17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0.02" calcext:value-type="float">
            <text:p>140,0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1.16" calcext:value-type="float">
            <text:p>141,1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1.56" calcext:value-type="float">
            <text:p>141,5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2.29" calcext:value-type="float">
            <text:p>142,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3.1" calcext:value-type="float">
            <text:p>143,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3.47" calcext:value-type="float">
            <text:p>143,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3.68" calcext:value-type="float">
            <text:p>143,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.55" calcext:value-type="float">
            <text:p>144,5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5.01" calcext:value-type="float">
            <text:p>145,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5.43" calcext:value-type="float">
            <text:p>145,4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5.94" calcext:value-type="float">
            <text:p>145,9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6.89" calcext:value-type="float">
            <text:p>146,8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6.58" calcext:value-type="float">
            <text:p>146,5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6.97" calcext:value-type="float">
            <text:p>146,9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7.15" calcext:value-type="float">
            <text:p>147,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8.06" calcext:value-type="float">
            <text:p>148,0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8.46" calcext:value-type="float">
            <text:p>148,4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9.43" calcext:value-type="float">
            <text:p>149,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0.02" calcext:value-type="float">
            <text:p>150,0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0.6" calcext:value-type="float">
            <text:p>150,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0.88" calcext:value-type="float">
            <text:p>150,8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0.74" calcext:value-type="float">
            <text:p>150,7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0.83" calcext:value-type="float">
            <text:p>150,8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1.56" calcext:value-type="float">
            <text:p>151,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1.52" calcext:value-type="float">
            <text:p>151,5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3.28" calcext:value-type="float">
            <text:p>153,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3.42" calcext:value-type="float">
            <text:p>153,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3.09" calcext:value-type="float">
            <text:p>153,0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4.32" calcext:value-type="float">
            <text:p>154,3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3.37" calcext:value-type="float">
            <text:p>153,3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5.04" calcext:value-type="float">
            <text:p>155,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5.33" calcext:value-type="float">
            <text:p>155,3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.01" calcext:value-type="float">
            <text:p>156,0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4.46" calcext:value-type="float">
            <text:p>154,4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.69" calcext:value-type="float">
            <text:p>156,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7.53" calcext:value-type="float">
            <text:p>157,5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58.03" calcext:value-type="float">
            <text:p>158,0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58.93" calcext:value-type="float">
            <text:p>158,9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9.69" calcext:value-type="float">
            <text:p>159,6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6.79" calcext:value-type="float">
            <text:p>156,7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9.95" calcext:value-type="float">
            <text:p>159,9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6.99" calcext:value-type="float">
            <text:p>156,9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58.58" calcext:value-type="float">
            <text:p>158,5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3.35" calcext:value-type="float">
            <text:p>163,3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63.35" calcext:value-type="float">
            <text:p>163,3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63.45" calcext:value-type="float">
            <text:p>163,4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3.45" calcext:value-type="float">
            <text:p>163,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3.35" calcext:value-type="float">
            <text:p>163,3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3.35" calcext:value-type="float">
            <text:p>163,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3.35" calcext:value-type="float">
            <text:p>163,3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63.45" calcext:value-type="float">
            <text:p>163,4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63.45" calcext:value-type="float">
            <text:p>163,4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63.45" calcext:value-type="float">
            <text:p>163,4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3.35" calcext:value-type="float">
            <text:p>163,3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63.45" calcext:value-type="float">
            <text:p>163,4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3.35" calcext:value-type="float">
            <text:p>163,3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3.35" calcext:value-type="float">
            <text:p>163,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63.45" calcext:value-type="float">
            <text:p>163,4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63.4" calcext:value-type="float">
            <text:p>163,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66.39" calcext:value-type="float">
            <text:p>166,3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66.72" calcext:value-type="float">
            <text:p>166,7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70.24" calcext:value-type="float">
            <text:p>170,2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67.11" calcext:value-type="float">
            <text:p>167,1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70.3" calcext:value-type="float">
            <text:p>170,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67.62" calcext:value-type="float">
            <text:p>167,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67.73" calcext:value-type="float">
            <text:p>167,7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68.35" calcext:value-type="float">
            <text:p>168,3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9.2" calcext:value-type="float">
            <text:p>169,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69.72" calcext:value-type="float">
            <text:p>169,7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68.8" calcext:value-type="float">
            <text:p>168,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69.66" calcext:value-type="float">
            <text:p>169,6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71.41" calcext:value-type="float">
            <text:p>171,4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71.29" calcext:value-type="float">
            <text:p>171,2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71.35" calcext:value-type="float">
            <text:p>171,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69.78" calcext:value-type="float">
            <text:p>169,7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69.89" calcext:value-type="float">
            <text:p>169,8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71.35" calcext:value-type="float">
            <text:p>171,3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70.65" calcext:value-type="float">
            <text:p>170,6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71.41" calcext:value-type="float">
            <text:p>171,4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72.71" calcext:value-type="float">
            <text:p>172,7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72.18" calcext:value-type="float">
            <text:p>172,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71.47" calcext:value-type="float">
            <text:p>171,4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72.89" calcext:value-type="float">
            <text:p>172,89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2.12" calcext:value-type="float">
            <text:p>172,1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72.65" calcext:value-type="float">
            <text:p>172,6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72.06" calcext:value-type="float">
            <text:p>172,0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73.19" calcext:value-type="float">
            <text:p>173,1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72.35" calcext:value-type="float">
            <text:p>172,3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72.77" calcext:value-type="float">
            <text:p>172,7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73.19" calcext:value-type="float">
            <text:p>173,19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73.07" calcext:value-type="float">
            <text:p>173,0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73.07" calcext:value-type="float">
            <text:p>173,0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74.22" calcext:value-type="float">
            <text:p>174,2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73.49" calcext:value-type="float">
            <text:p>173,4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74.64" calcext:value-type="float">
            <text:p>174,6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74.34" calcext:value-type="float">
            <text:p>174,3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74.7" calcext:value-type="float">
            <text:p>174,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74.83" calcext:value-type="float">
            <text:p>174,8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74.58" calcext:value-type="float">
            <text:p>174,5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75.38" calcext:value-type="float">
            <text:p>175,3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74.52" calcext:value-type="float">
            <text:p>174,5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75.44" calcext:value-type="float">
            <text:p>175,4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74.58" calcext:value-type="float">
            <text:p>174,5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75.25" calcext:value-type="float">
            <text:p>175,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5.25" calcext:value-type="float">
            <text:p>175,2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75.93" calcext:value-type="float">
            <text:p>175,9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76.87" calcext:value-type="float">
            <text:p>176,8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78.38" calcext:value-type="float">
            <text:p>178,3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79.6" calcext:value-type="float">
            <text:p>179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3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5:49:21.210088569</meta:creation-date>
    <dc:date>2018-11-13T15:59:15.649506556</dc:date>
    <meta:editing-duration>PT9M55S</meta:editing-duration>
    <meta:editing-cycles>2</meta:editing-cycles>
    <meta:generator>LibreOffice/5.1.6.2$Linux_X86_64 LibreOffice_project/10m0$Build-2</meta:generator>
    <meta:document-statistic meta:table-count="1" meta:cell-count="398" meta:object-count="0"/>
  </office:meta>
</office:document-meta>
</file>